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C0000011DBFD08EE91ECED3AB.png" manifest:media-type="image/png"/>
  <manifest:file-entry manifest:full-path="Pictures/1000000000000020000000204B249CA79A42C6D7.png" manifest:media-type="image/png"/>
  <manifest:file-entry manifest:full-path="Pictures/1000000000000008000000089B58253913E1C3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bitmap" draw:fill-color="#729fcf" draw:gradient-step-count="0" draw:fill-image-name="Bitmap_20_9" draw:opacity="25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0.545cm" fo:min-width="17.915cm" draw:shadow-offset-x="0.203cm" draw:shadow-offset-y="0.203cm" draw:shadow-opacity="25%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648cm" fo:min-width="0.398cm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0.066cm" fo:min-width="0cm"/>
    </style:style>
    <style:style style:name="gr4" style:family="graphic" style:parent-style-name="standard">
      <style:graphic-properties draw:fill-color="#00ff00" draw:textarea-horizontal-align="justify" draw:textarea-vertical-align="middle" draw:auto-grow-height="false" fo:min-height="0.066cm" fo:min-width="0cm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.066cm" fo:min-width="0cm"/>
    </style:style>
    <style:style style:name="gr6" style:family="graphic" style:parent-style-name="standard">
      <style:graphic-properties draw:fill-color="#0000ff" draw:textarea-horizontal-align="justify" draw:textarea-vertical-align="middle" draw:auto-grow-height="false" fo:min-height="0.066cm" fo:min-width="0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2.16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0" style:family="graphic" style:parent-style-name="standard">
      <style:graphic-properties draw:stroke="none" svg:stroke-color="#ff0000" draw:fill="none" draw:fill-color="#ff0000" draw:textarea-horizontal-align="left" draw:auto-grow-height="true" draw:auto-grow-width="false" fo:min-height="3.31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svg:stroke-width="0.254cm" svg:stroke-color="#000000" draw:marker-start-width="0.228cm" draw:marker-end-width="0.228cm" draw:fill="none" draw:textarea-vertical-align="middle" fo:padding-top="0.252cm" fo:padding-bottom="0.252cm" fo:padding-left="0.377cm" fo:padding-right="0.377cm"/>
    </style:style>
    <style:style style:name="gr18" style:family="graphic" style:parent-style-name="objectwithoutfill">
      <style:graphic-properties svg:stroke-width="0.254cm" svg:stroke-color="#000000" draw:marker-start-width="0.305cm" draw:marker-end-width="0.305cm" draw:fill="none" draw:textarea-vertical-align="middle" fo:padding-top="0.252cm" fo:padding-bottom="0.252cm" fo:padding-left="0.377cm" fo:padding-right="0.377cm"/>
    </style:style>
    <style:style style:name="P1" style:family="paragraph">
      <loext:graphic-properties draw:fill="bitmap" draw:fill-color="#729fcf" draw:gradient-step-count="0" draw:fill-image-name="Bitmap_20_9" draw:opacity="25%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00ff00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0000ff"/>
      <style:paragraph-properties fo:text-align="center"/>
    </style:style>
    <style:style style:name="P7" style:family="paragraph">
      <loext:graphic-properties draw:fill="none" draw:fill-color="#ffffff"/>
      <style:text-properties fo:color="#ff0000" fo:font-size="12pt" style:font-size-asian="18pt" style:font-size-complex="18pt"/>
    </style:style>
    <style:style style:name="P8" style:family="paragraph">
      <loext:graphic-properties draw:fill="none" draw:fill-color="#ff0000"/>
      <style:text-properties fo:color="#ff0000" fo:font-size="12pt" style:font-size-asian="18pt" style:font-size-complex="18pt"/>
    </style:style>
    <style:style style:name="P9" style:family="paragraph">
      <loext:graphic-properties draw:fill="none" draw:fill-color="#ffffff"/>
      <style:text-properties fo:color="#ff0000" fo:font-size="18pt" style:font-size-asian="18pt" style:font-size-complex="18pt"/>
    </style:style>
    <style:style style:name="P10" style:family="paragraph">
      <style:paragraph-properties fo:text-align="center"/>
    </style:style>
    <style:style style:name="T1" style:family="text">
      <style:text-properties fo:color="#ff0000" fo:font-size="12pt" style:font-size-asian="18pt" style:font-size-complex="18pt"/>
    </style:style>
    <style:style style:name="T2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15cm" svg:height="10.795cm" svg:x="1.381cm" svg:y="1.3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2.651cm" svg:y="2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2.651cm" svg:y="10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7.337cm" svg:y="10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7.326cm" svg:y="2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0.137cm" svg:y="10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0.137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46cm" svg:height="0.446cm" svg:x="12.449cm" svg:y="3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46cm" svg:height="0.446cm" svg:x="12.449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46cm" svg:height="0.446cm" svg:x="18.549cm" svg:y="3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46cm" svg:height="0.446cm" svg:x="18.549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46cm" svg:height="0.446cm" svg:x="16.649cm" svg:y="3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46cm" svg:height="0.446cm" svg:x="16.649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46cm" svg:height="0.446cm" svg:x="14.649cm" svg:y="3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46cm" svg:height="0.446cm" svg:x="14.649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54cm" svg:height="2.413cm" svg:x="8.647cm" svg:y="5.69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254cm" svg:height="2.413cm" svg:x="6.361cm" svg:y="5.69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254cm" svg:height="2.413cm" svg:x="7.504cm" svg:y="5.699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0.762cm" svg:height="2.621cm" svg:x="5.41cm" svg:y="5.553cm">
          <draw:text-box>
            <text:p><text:span text:style-name="T1">Input</text:span></text:p>
          </draw:text-box>
        </draw:frame>
        <draw:frame draw:style-name="gr9" draw:text-style-name="P7" draw:layer="layout" svg:width="0.762cm" svg:height="3.095cm" svg:x="6.71cm" svg:y="5.354cm">
          <draw:text-box>
            <text:p><text:span text:style-name="T1">Output</text:span></text:p>
          </draw:text-box>
        </draw:frame>
        <draw:frame draw:style-name="gr10" draw:text-style-name="P8" draw:layer="layout" svg:width="0.762cm" svg:height="3.569cm" svg:x="7.81cm" svg:y="5.355cm">
          <draw:text-box>
            <text:p><text:span text:style-name="T1">Daw Mix</text:span></text:p>
          </draw:text-box>
        </draw:frame>
        <draw:frame draw:style-name="gr11" draw:text-style-name="P7" draw:layer="layout" svg:width="1.856cm" svg:height="0.725cm" svg:x="4.175cm" svg:y="1.545cm">
          <draw:text-box>
            <text:p><text:span text:style-name="T1">Output</text:span></text:p>
          </draw:text-box>
        </draw:frame>
        <draw:frame draw:style-name="gr11" draw:text-style-name="P7" draw:layer="layout" svg:width="1.856cm" svg:height="0.725cm" svg:x="7.921cm" svg:y="1.509cm">
          <draw:text-box>
            <text:p><text:span text:style-name="T1">Exp 2</text:span></text:p>
          </draw:text-box>
        </draw:frame>
        <draw:frame draw:style-name="gr11" draw:text-style-name="P7" draw:layer="layout" svg:width="1.856cm" svg:height="0.725cm" svg:x="1.257cm" svg:y="6.345cm">
          <draw:text-box>
            <text:p><text:span text:style-name="T1">Exp 3</text:span></text:p>
          </draw:text-box>
        </draw:frame>
        <draw:frame draw:style-name="gr12" draw:text-style-name="P7" draw:layer="layout" svg:width="1.602cm" svg:height="1.199cm" svg:x="18.213cm" svg:y="6.371cm">
          <draw:text-box>
            <text:p><text:span text:style-name="T1">Exp 1</text:span></text:p>
          </draw:text-box>
        </draw:frame>
        <draw:frame draw:style-name="gr12" draw:text-style-name="P9" draw:layer="layout" svg:width="2.87cm" svg:height="1.199cm" svg:x="4.094cm" svg:y="2.465cm">
          <draw:text-box>
            <text:p><text:span text:style-name="T2">ByPass</text:span></text:p>
          </draw:text-box>
        </draw:frame>
        <draw:frame draw:style-name="gr11" draw:text-style-name="P7" draw:layer="layout" svg:width="1.856cm" svg:height="0.725cm" svg:x="15.273cm" svg:y="1.508cm">
          <draw:text-box>
            <text:p><text:span text:style-name="T1">Input</text:span></text:p>
          </draw:text-box>
        </draw:frame>
        <draw:frame draw:style-name="gr12" draw:text-style-name="P9" draw:layer="layout" svg:width="0.965cm" svg:height="1.199cm" svg:x="2.902cm" svg:y="8.818cm">
          <draw:text-box>
            <text:p><text:span text:style-name="T2">1</text:span></text:p>
          </draw:text-box>
        </draw:frame>
        <draw:frame draw:style-name="gr12" draw:text-style-name="P9" draw:layer="layout" svg:width="0.965cm" svg:height="1.199cm" svg:x="10.403cm" svg:y="8.819cm">
          <draw:text-box>
            <text:p><text:span text:style-name="T2">2</text:span></text:p>
          </draw:text-box>
        </draw:frame>
        <draw:frame draw:style-name="gr12" draw:text-style-name="P9" draw:layer="layout" svg:width="0.965cm" svg:height="1.199cm" svg:x="17.504cm" svg:y="8.82cm">
          <draw:text-box>
            <text:p><text:span text:style-name="T2">3</text:span></text:p>
          </draw:text-box>
        </draw:frame>
        <draw:frame draw:style-name="gr12" draw:text-style-name="P9" draw:layer="layout" svg:width="0.965cm" svg:height="1.199cm" svg:x="16.205cm" svg:y="2.421cm">
          <draw:text-box>
            <text:p><text:span text:style-name="T2">4</text:span></text:p>
          </draw:text-box>
        </draw:frame>
        <draw:frame draw:style-name="gr12" draw:text-style-name="P9" draw:layer="layout" svg:width="0.965cm" svg:height="1.199cm" svg:x="9.106cm" svg:y="2.422cm">
          <draw:text-box>
            <text:p><text:span text:style-name="T2">5</text:span></text:p>
          </draw:text-box>
        </draw:frame>
        <draw:frame draw:style-name="gr11" draw:text-style-name="P7" draw:layer="layout" svg:width="1.856cm" svg:height="0.725cm" svg:x="12.095cm" svg:y="1.508cm">
          <draw:text-box>
            <text:p><text:span text:style-name="T1">USB</text:span></text:p>
          </draw:text-box>
        </draw:frame>
        <draw:frame draw:style-name="gr11" draw:text-style-name="P7" draw:layer="layout" svg:width="0.762cm" svg:height="0.725cm" svg:x="17.764cm" svg:y="3.704cm">
          <draw:text-box>
            <text:p><text:span text:style-name="T1">B</text:span></text:p>
          </draw:text-box>
        </draw:frame>
        <draw:frame draw:style-name="gr13" draw:text-style-name="P7" draw:layer="layout" svg:width="1.27cm" svg:height="0.852cm" svg:x="15.732cm" svg:y="3.704cm">
          <draw:text-box>
            <text:p><text:span text:style-name="T1">Dn</text:span></text:p>
          </draw:text-box>
        </draw:frame>
        <draw:frame draw:style-name="gr14" draw:text-style-name="P7" draw:layer="layout" svg:width="1.016cm" svg:height="0.762cm" svg:x="13.6cm" svg:y="3.767cm">
          <draw:text-box>
            <text:p><text:span text:style-name="T1">Ex</text:span></text:p>
          </draw:text-box>
        </draw:frame>
        <draw:frame draw:style-name="gr11" draw:text-style-name="P7" draw:layer="layout" svg:width="1.016cm" svg:height="0.725cm" svg:x="11.387cm" svg:y="3.767cm">
          <draw:text-box>
            <text:p><text:span text:style-name="T1">Bt</text:span></text:p>
          </draw:text-box>
        </draw:frame>
        <draw:frame draw:style-name="gr15" draw:text-style-name="P7" draw:layer="layout" svg:width="1.397cm" svg:height="0.889cm" svg:x="17.437cm" svg:y="5.037cm">
          <draw:text-box>
            <text:p><text:span text:style-name="T1">Rec</text:span></text:p>
          </draw:text-box>
        </draw:frame>
        <draw:frame draw:style-name="gr16" draw:text-style-name="P10" draw:layer="layout" svg:width="4.953cm" svg:height="4.467cm" svg:x="11.988cm" svg:y="6.212cm">
          <draw:image xlink:href="Pictures/100002010000013C0000011DBFD08EE91ECED3AB.png" xlink:type="simple" xlink:show="embed" xlink:actuate="onLoad" loext:mime-type="image/png">
            <text:p/>
          </draw:image>
        </draw:frame>
        <draw:line draw:style-name="gr17" draw:text-style-name="P2" draw:layer="layout" svg:x1="1.381cm" svg:y1="4.429cm" svg:x2="9.89cm" svg:y2="4.429cm">
          <text:p/>
        </draw:line>
        <draw:line draw:style-name="gr18" draw:text-style-name="P2" draw:layer="layout" svg:x1="9.763cm" svg:y1="4.385cm" svg:x2="11.668cm" svg:y2="6.03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9" draw:display-name="Bitmap 9" xlink:href="Pictures/1000000000000008000000089B58253913E1C329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fill-color="#ff0000" draw:fill-gradient-name="Gradient_20_7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ias Kesh</meta:initial-creator>
    <meta:creation-date>2019-04-11T21:55:23.547545899</meta:creation-date>
    <dc:date>2019-04-12T07:27:40.109692369</dc:date>
    <dc:creator>Elias Kesh</dc:creator>
    <meta:editing-duration>PT1H26M45S</meta:editing-duration>
    <meta:editing-cycles>17</meta:editing-cycles>
    <meta:generator>LibreOffice/6.1.5.2$Linux_X86_64 LibreOffice_project/10$Build-2</meta:generator>
    <meta:printed-by>Elias Kesh</meta:printed-by>
    <meta:print-date>2019-04-11T22:46:23.479123116</meta:print-date>
    <meta:document-statistic meta:object-count="41"/>
  </office:meta>
</office:document-meta>
</file>